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sub>
        <mi>P</mi>
        <mi mathvariant="italic">ij</mi>
      </msub>
      <mi/>
      <mfenced open="∣" close="〉">
        <mrow>
          <msubsup>
            <mo stretchy="false">ϕ</mo>
            <mi>N</mi>
            <mrow>
              <mrow>
                <mo stretchy="false">(</mo>
                <mrow>
                  <mrow>
                    <mo stretchy="false">±</mo>
                    <mi/>
                  </mrow>
                </mrow>
                <mo stretchy="false">)</mo>
              </mrow>
            </mrow>
          </msubsup>
        </mrow>
      </mfenced>
      <mrow>
        <mi/>
        <mo stretchy="false">=</mo>
        <mrow>
          <mi/>
          <mo stretchy="false">±</mo>
          <mi/>
        </mrow>
      </mrow>
      <mfenced open="∣" close="〉">
        <mrow>
          <msubsup>
            <mo stretchy="false">ϕ</mo>
            <mi>N</mi>
            <mrow>
              <mrow>
                <mo stretchy="false">(</mo>
                <mrow>
                  <mrow>
                    <mo stretchy="false">±</mo>
                    <mi/>
                  </mrow>
                </mrow>
                <mo stretchy="false">)</mo>
              </mrow>
            </mrow>
          </msubsup>
        </mrow>
      </mfenced>
      <mi/>
      <mo stretchy="false">∀</mo>
      <mi>i</mi>
      <mi>,</mi>
      <mi>j</mi>
    </mrow>
    <annotation encoding="StarMath 5.0">P _ij 
` 
left lline
 %iphi _N ^{(+-`)} 
right rangle ~=~ 
+- ` 
left lline
 %iphi _N ^{(+-`)} 
right rangle ~~ forall i,j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7T09:07:52.537000000</meta:creation-date>
    <meta:generator>LibreOffice/4.1.4.2$Windows_x86 LibreOffice_project/0a0440ccc0227ad9829de5f46be37cfb6edcf72</meta:generator>
  </office:meta>
</office:document-meta>
</file>